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4">
          <table:table-cell office:value-type="string">
            <text:p>CY62167EV30LL-45ZXI</text:p>
          </table:table-cell>
          <table:table-cell office:value-type="string">
            <text:p>CY62167EV30LL-45ZXI-ND</text:p>
          </table:table-cell>
          <table:table-cell office:value-type="string">
            <text:p>dk</text:p>
          </table:table-cell>
          <table:table-cell office:value-type="float" office:value="1350">
            <text:p>1,35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13.5">
            <text:p>13.5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D9]/[.E9]*[.F9]" office:value-type="float" office:value="8.928">
            <text:p>8.93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6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6">
          <table:table-cell office:value-type="string">
            <text:p>AD5628BRUZ-2</text:p>
          </table:table-cell>
          <table:table-cell office:value-type="string">
            <text:p>AD5628BRUZ-2-ND</text:p>
          </table:table-cell>
          <table:table-cell office:value-type="string">
            <text:p>dk</text:p>
          </table:table-cell>
          <table:table-cell office:value-type="float" office:value="1243.89">
            <text:p>1,243.8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12.4389">
            <text:p>12.44</text:p>
          </table:table-cell>
          <table:table-cell office:value-type="string">
            <text:p>dac octal for analog 12 bit</text:p>
          </table:table-cell>
          <table:table-cell table:number-columns-repeated="1016"/>
        </table:table-row>
        <table:table-row table:style-name="ro6">
          <table:table-cell office:value-type="string">
            <text:p>AD5685RARUZ</text:p>
          </table:table-cell>
          <table:table-cell office:value-type="string">
            <text:p>AD5685RARUZ-ND</text:p>
          </table:table-cell>
          <table:table-cell office:value-type="string">
            <text:p>dk</text:p>
          </table:table-cell>
          <table:table-cell office:value-type="float" office:value="902.7">
            <text:p>902.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9.027">
            <text:p>9.03</text:p>
          </table:table-cell>
          <table:table-cell office:value-type="string">
            <text:p>dac quad for analog 14 bit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7]/[.E17]*[.F17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20]/[.E20]*[.F20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24]/[.E24]*[.F24]" office:value-type="float" office:value="2.871">
            <text:p>2.8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4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5]/[.E25]*[.F25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6]/[.E26]*[.F26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7]/[.E27]*[.F27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/[.E38]*[.F38]" office:value-type="float" office:value="1.0384">
            <text:p>1.04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4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4">
          <table:table-cell office:value-type="string">
            <text:p>CD4066BM96</text:p>
          </table:table-cell>
          <table:table-cell office:value-type="string">
            <text:p>MU3261-601Y</text:p>
          </table:table-cell>
          <table:table-cell office:value-type="string">
            <text:p>dk</text:p>
          </table:table-cell>
          <table:table-cell office:value-type="float" office:value="102.15">
            <text:p>102.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0]/[.E40]*[.F40]" office:value-type="float" office:value="0.6129">
            <text:p>0.61</text:p>
          </table:table-cell>
          <table:table-cell office:value-type="string">
            <text:p>cmos gate</text:p>
          </table:table-cell>
          <table:table-cell table:number-columns-repeated="1016"/>
        </table:table-row>
        <table:table-row table:style-name="ro4">
          <table:table-cell office:value-type="string">
            <text:p>SN74HC595DWR</text:p>
          </table:table-cell>
          <table:table-cell office:value-type="string">
            <text:p>296-14858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1]/[.E41]*[.F41]" office:value-type="float" office:value="0.8172">
            <text:p>0.82</text:p>
          </table:table-cell>
          <table:table-cell office:value-type="string">
            <text:p>digital shift register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2]/[.E42]*[.F4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3]/[.E43]*[.F43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41])" office:value-type="float" office:value="226.806">
            <text:p>226.81</text:p>
          </table:table-cell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1/11/2013</text:date>, <text:time>18:3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1-11T18:36:11</dc:date>
    <dc:creator>brian crabtree</dc:creator>
    <meta:editing-duration>P10DT11H52M49S</meta:editing-duration>
    <meta:editing-cycles>27</meta:editing-cycles>
    <meta:generator>OpenOffice.org/3.3$Unix OpenOffice.org_project/330m20$Build-9567</meta:generator>
    <meta:document-statistic meta:table-count="3" meta:cell-count="327" meta:object-count="0"/>
    <meta:user-defined meta:name=""/>
  </office:meta>
</office:document-meta>
</file>